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ab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oun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bund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ss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ess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laim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lam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l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lad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mod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od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pl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pl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plish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omplish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u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cura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hiev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hiev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hieve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hiev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cum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ap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equ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jus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mi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o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ro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roi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u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ula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antag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antage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anta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enture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entu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o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dvoc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ec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ectio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rm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irm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lu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lu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or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ford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for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il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re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reeabl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gree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-ar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lu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trui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ltruist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az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bit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bit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ab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c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c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c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p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u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u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mus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ngel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otheos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ea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lau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ecia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ppr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d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d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rtic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pi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pir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pi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an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s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n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n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nis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nish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nish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un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u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ound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stu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ten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tr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tra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trac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ttu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d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d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spi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hen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horit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utonom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vi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ar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ar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som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som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estru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aw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ar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iful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i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k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k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ko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ck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liev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liev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lov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act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ci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ci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vol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evo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nifi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-kn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-perfor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st-sel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tter-kn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tter-than-expec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euti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ame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i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iss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iss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ith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ockbus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o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loss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ls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n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nu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o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ounti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ini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i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nd-ne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kthrou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kthrough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thles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thta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athtak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gh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gh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gh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llian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lli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roth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ll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buoy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jo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l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tiv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ptiv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re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shb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shba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atc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eb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ebr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elebra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isma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rm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as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a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ap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er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r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r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eru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val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hival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v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ivi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as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n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nl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n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-c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lev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he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her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her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he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lor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f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for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fort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for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m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men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mend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mi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mod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ac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assio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at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eti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ement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emen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e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i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liment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cili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cilia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c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fid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gen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grat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gratu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gratul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gratula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cient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ide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tru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summ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ti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tra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eni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en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en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i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ien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inc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nvinc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l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per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opera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nerst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rrec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-effe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st-sa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nter-atta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nter-attac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ag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age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age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t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ur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ven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oz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e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e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ed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ris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re-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s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cut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nk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r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un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zz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zz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azz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ad-chea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ad-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ci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cisiv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di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a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er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gin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ec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ca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gh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gh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ght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lightful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pen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pend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erv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er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i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i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i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sti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tach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xte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xter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ext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gn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gn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g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lig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lig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ploma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rt-chea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tin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tin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stingu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vers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ivin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min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oub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reaml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mbfoun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mbfou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mmy-proo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u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g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ger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rn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rnes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rnes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i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y-to-u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asygo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ulli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ull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bull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enom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onom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stas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sta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cstat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du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ec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ectiv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ectu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ica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ic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ic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or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ortles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u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u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us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ffusiv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at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ctr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g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g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g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ev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oqu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loqu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bold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in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path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pow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mpower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han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han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han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our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ourag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ourag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courag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e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ea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or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or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ors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or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dor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erge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erg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ergy-effic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ergy-sa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gag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gros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h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h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hanc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han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joy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liv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no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ou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rap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rap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raptu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ri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rich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pri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t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tai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ert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r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r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ral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u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usi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usia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husiast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i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ic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ic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r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ranc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tr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i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i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qu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rgonom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rr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rud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th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log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phor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uphor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alu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en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en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erlas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voc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l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mp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ampl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al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e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e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ed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e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l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p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eption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ci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l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mp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empl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hila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hilar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hilara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hila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one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an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dit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per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quis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quisi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t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to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traordinar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traordin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ber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ber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l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lt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l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xul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ye-c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ye-catc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yeca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eyecatc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bul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bul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cilit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r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th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th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ithful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m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c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cin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fa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ta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ntast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ci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cin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cina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cin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hio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hion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-grow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-pa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stest-grow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ul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r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r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avou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r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rles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s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s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ature-ri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cilit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i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licit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licit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li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t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v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v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v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vi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rv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es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de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ne-loo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n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n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-cla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-in-cla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irst-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s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tte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tte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w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awles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ex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ur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ouris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lu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n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olproo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emo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mi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itu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uit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uit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u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una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agr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d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edo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s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esh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iendl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ie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ol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ug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rui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t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ulfill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uture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futuri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e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l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ll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alo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ek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ek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os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er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i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t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tl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enu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if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add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a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a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amo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e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ee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m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ste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t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itz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r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r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low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d-giv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d-s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dli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ds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dw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o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ooo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rg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orge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e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ci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ndeu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e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fy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ea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ea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roundbrea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arant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id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il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mp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gut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cy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mar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ma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llow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s-d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som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n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pp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pp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d-wor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d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on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on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on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dw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l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r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rte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rtfel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rt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rtwar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aven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p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p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er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igh-qua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igh-spir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ila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e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o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o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no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or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p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sp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tc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tcak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ot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a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o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or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ou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humou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ea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e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o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o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ol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dyll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uminati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umin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um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lust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lu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ac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agin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mac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macula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art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artia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arti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assi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ecc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ecc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essiv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em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mpro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cred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cred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eb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ividual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ulg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dust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estim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estim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expen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falli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fall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fall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fluent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gen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gen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genu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genu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genu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nocu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nov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nov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pres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igh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ight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pir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pi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pi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t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tru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llig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llig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eres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ima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ric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rigu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tui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alu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aluabl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en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go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gor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nci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nc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ol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io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nvulne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replac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reproach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rresist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issue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aw-drop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aw-dropp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ll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v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y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y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oy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bi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bil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bi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bi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bil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di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jus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en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een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id-frie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indl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i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nowledg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kud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rge-capa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u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u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ud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v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vish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w-abi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w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aw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a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a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a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ev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be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ber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ber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fesa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ght-hear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gh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k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k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k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onhear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ng-las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l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-co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-pr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-pri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-ris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wer-pri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y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oyal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i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k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ki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k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cr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min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s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st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i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lyr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i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nanim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nanim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nific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nific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gnific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je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je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nag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neuve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l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rve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pie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pie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st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tch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tur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atu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aning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mo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ci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ci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ito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r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ri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r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r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smer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smeriz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smeriz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smeriz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ght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gh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nd-blow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rac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racul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racul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iracul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der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ment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nument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nument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ra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otiv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multi-purpo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avig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a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ea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c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c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c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f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im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n-viol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n-vio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t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tewor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ur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uris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urish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ovel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nurt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bsess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btai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en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en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tim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timis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timi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pu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rd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rigina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d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d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per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perform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perfor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perfor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h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ho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ma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ta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tand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stri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utw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joy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ak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ak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ak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a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oo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over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in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in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inles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lati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m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mpe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mper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mpere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mp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noram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rad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ramou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rd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ssio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ssiona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t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t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trio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atrio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e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ekeep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er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p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p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p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f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fe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fec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miss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seve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seve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sonag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ersonal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henome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henomen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icturesq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ie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ay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ay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u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ur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enti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u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u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lu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e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etic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ign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l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l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lite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pu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r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table:number-columns-repeated="2"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si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siti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wer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ower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aisewor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ai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-emin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c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cis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emin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f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stig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tt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ce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ncip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vileg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vileg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blem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blem-sol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dig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dig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du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ducti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ic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ic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ou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u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fu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gres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lif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is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o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mp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p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pit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pit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s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spe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spe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spro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te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v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vi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ow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ud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rud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unctu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purpos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al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al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ick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i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quie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di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ur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ure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u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ptur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azor-shar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ch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d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ffi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ffirm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lis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liz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o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on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sur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as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ep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lai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m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mmend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mmen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nc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ncili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rd-set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tific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t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ctif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dee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dee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demp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i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ine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orm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orm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orm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re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re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resh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fun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g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g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o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oic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oic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uven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uven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juven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ax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i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l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mark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mark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miss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mune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naiss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new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n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now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plac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pu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put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olu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ou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ourc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ourceful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ec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ec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ect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i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lend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ons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pons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to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truct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tructu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trac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re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er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ita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i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iv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olution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olution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olution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volutioniz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war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eward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c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ch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ch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e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gh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isk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-st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-st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st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cksta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mant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mant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mantic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om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om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ros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f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ga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g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intl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i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lut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lu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actor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f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tis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v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ving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vi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cen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am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as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c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cur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ec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f-determin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f-respec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f-satisf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f-sufficien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lf-suffic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a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a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ation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atio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i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i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ex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ar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arp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imme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imme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ifi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ifi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if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mplify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nce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ncer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ince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kil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kill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kill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lamm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lee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lic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a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art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ar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il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i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il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it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oot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ooth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ooth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mooth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napp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nazz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c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f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la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licit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licit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lida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oth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oth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phisti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l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ound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a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ark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ark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ctacu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ctacula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edi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e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llbi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llbin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llbind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ellb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ir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iritu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lendi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lend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or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ot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prigh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inl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ndou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te-of-the-a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t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tuesq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un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unch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aunch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fas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fas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i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a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lla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ella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mu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mulat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mul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mula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irr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aigh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aightforwar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eamli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ik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ik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i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rong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n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nn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pend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pend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rd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yl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ylish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tyl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a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av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li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sid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sidi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sidiz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sidiz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bstan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e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ed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ed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ss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ss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ccess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ffi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ffi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ffice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ffici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fficie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mptu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mptu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mptuous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er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er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por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remac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re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rem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urb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pur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mou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pa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r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rviv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ustai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anki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anki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ank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p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te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thear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ee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swift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l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len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lent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ntaliz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ntaliz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antaliz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mp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mp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mp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na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naci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nac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n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nder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rrific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errifi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an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ank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in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ought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ought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f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l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l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ll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ll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v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riv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umb-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humbs-u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e-hono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m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ng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till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tilla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itilla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gether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ler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ll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-no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-qua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not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p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ug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ugh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ough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cti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nqu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anspar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easur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emend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en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umph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umph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umph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ivi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op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ouble-fre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worth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wor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s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th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th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ruthful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twink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ltra-crisp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aba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abash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affec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assail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bea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bias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boun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compli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condition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amag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aun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erstan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ispu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isput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dispu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encumbe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equivoc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equivoca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fette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forget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limi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matc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paralle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questio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questionab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r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restric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rival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selfis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nwaver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bea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grad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grad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gra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he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hol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lif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lift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lift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liftme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psca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e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er-frien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user-replace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ali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alu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arie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erifi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ersat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ersatili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br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brant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ctor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cto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ew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gilanc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gilan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rtu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rtu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rtu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vaci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ouc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vouchsaf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m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mhear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m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arm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al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c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backli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balanc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behav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be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b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connec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educat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establish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inform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intenti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know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mad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manag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manner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position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receiv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regar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round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ru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-wish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ellbe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o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olehearted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olesom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oo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hoooa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eld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ing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lling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dfal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n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n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n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n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se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itt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ful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ousl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er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ndr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o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kab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k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ld-famou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th-wh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thines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thwhile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rth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w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wed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wing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wows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ya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youthfu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zeal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zenith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zest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zippy</text:p>
          </table:table-cell>
          <table:table-cell office:value-type="string" calcext:value-type="string">
            <text:p>positive</text:p>
          </table:table-cell>
        </table:table-row>
        <table:table-row table:style-name="ro1">
          <table:table-cell office:value-type="string" calcext:value-type="string">
            <text:p>2-fa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2-fa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norm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mi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min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o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ra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ru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rup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co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ent-mi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ente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u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ur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ur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sur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u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ysm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ident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r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cu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erb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erb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h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mon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mon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crim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am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am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di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di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di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mon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monis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monish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monish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mon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ult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ulte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ult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ulter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versa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vers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ve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dvers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fl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fli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fli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av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ess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ie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ie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griv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h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on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o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on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oniz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gro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l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im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a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ar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arm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ie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ien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g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g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oo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lter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big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big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bival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biva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mpu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rch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rch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rch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ar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em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r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r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imos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ihi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ihi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an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no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oma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oma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agon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agon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agon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ago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americ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israeli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occup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prolif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semi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soc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-wh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qu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tithe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xie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x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nx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athe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athe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ocalyp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ocalyp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olog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olog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a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a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al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reh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rehen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reh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pprehen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bitr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d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d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gument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rrog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ha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in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inin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inini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k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pe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per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per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ss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s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tr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su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ro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roc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ro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rop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tt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d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da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dac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da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d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ste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horitar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cr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utocr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r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r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ar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e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e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ver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kw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wkwar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-lo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-wo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-woo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a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a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ac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b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bi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w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war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wo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ckwoo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ff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ff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ff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l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ish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nkru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ba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h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t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star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tt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tt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a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as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l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dlam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fo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gg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gga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gu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ab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eagu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i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i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itt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itt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lic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liger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lliger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mo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moa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m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e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eav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ef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rse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ee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ie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mir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st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tr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l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ld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l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lde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ew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a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a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a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c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ck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d-ri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got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got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t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tter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b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ckm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mewor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nd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sphe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sphe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t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at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ak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a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e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e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em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n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nds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ist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ck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ckh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od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odthir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o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n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n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lu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as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g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g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ist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mb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mbard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mba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nd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nk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h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h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h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ther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wdler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oycot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gga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g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in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inw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sh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ze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azen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-u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eaku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b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mst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s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i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ken-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ow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i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i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i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s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i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rut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g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k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k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ky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****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----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sh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shy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lly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ng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ng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d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den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denso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sybo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tc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tch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uz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byzant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am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amit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amit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am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lum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c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nib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nnib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it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r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r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ric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ps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e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ica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n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rtoon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sh-stra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stig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st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sua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cly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clysm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clysm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clysm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strop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strop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stroph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stroph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tastroph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u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u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ution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en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gr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llen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o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s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st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stis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atterbo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p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p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a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ck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er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ee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ld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int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ole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o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r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hu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amo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i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i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u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u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um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lu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e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erc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lap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l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l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b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b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mis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monpl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mo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mo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a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ic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lic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mpul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i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r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ces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m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m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m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m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m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sce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scen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desc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es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li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li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li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o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ou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ou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ron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ronta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fu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g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ges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c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c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c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ra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r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rato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p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ster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g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min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min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min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a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mpt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mp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mpt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n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en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or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ad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adi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adic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ave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i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overs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trover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nvolu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o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o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o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o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rrupt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l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s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unter-produ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unterprodu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up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vet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w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owar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bb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f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f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f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m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m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ve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z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z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du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e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e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e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e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mi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n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n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p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pp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pp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pp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is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itic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ny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o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o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w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owde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e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b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mp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u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lp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lpr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mber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plr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r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r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utthro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yn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cyn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*m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a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m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ng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nger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ke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st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star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u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un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w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a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d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dl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dwe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r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c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s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s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u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uc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auch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ili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ilit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b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a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a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a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t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v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i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p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ep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lai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l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l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rep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c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am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am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am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e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e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cien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ci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c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i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o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o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rau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un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en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ene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en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rad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r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gra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humaniz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huma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i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j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j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jec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j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a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a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a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inqu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inqu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i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iri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s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lu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e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ea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lis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iz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n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r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ral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moraliz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ig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unc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unc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unci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n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e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o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o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o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lo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a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av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es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pri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i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i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i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rog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ec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er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ic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icc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itit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ol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o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ai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ai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e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c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c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i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i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n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nd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n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nd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pot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abilis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it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it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ro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ru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tru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sul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rio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rio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rio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r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e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a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a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a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i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triment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as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l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l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l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evo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bol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bol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bol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metr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ppo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tri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atrib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ct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ctato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e-h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fficul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fficu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ffi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lapid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lemm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lly-d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m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tb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tb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r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cco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dvant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dvant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dvantag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dvant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ff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ff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f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gre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l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o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oi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oin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oi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rob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rov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ro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ppro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rr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st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st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st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v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avow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belie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belie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belie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lai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mbob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m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mfiti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mf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mp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ce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cer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cer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so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sol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so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en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inu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in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ntin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r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rd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nten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ag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a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ag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t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rte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outi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rep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ri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ri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crimin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da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dain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dain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fav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a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ac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ac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un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runt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gus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ear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eart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earten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es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e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o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honora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l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llusio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llu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cl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gen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gen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g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g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gr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g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inter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i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i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i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i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oc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oy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loya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ay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i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mis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bedi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bed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b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obed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d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d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gan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ri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a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ara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arag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ens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ir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iri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iri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iri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a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ea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ea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lea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roportio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ro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u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pu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quie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quie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quie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g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gard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pu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p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ab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espe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u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u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po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ppo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ppoi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ac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atisf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mb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n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n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rv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i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id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c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l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l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n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on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u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sua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as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as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ast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o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o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ugh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aught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e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es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us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ru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ur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urb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urb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urb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turb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u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sval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v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vi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vi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z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zz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iz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d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dg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gg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gm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ldru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min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mine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ns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o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omsd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b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b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b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b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chb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cheb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ucheb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b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fall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gr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hear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h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s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sid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t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owntur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con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c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go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w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awb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ead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ead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ead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e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i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ip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i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o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o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p-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p-o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p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po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ow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u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unk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run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b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b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ll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bfo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nge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u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wind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d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arsplit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ffi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ffront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ocent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oman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ot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otis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oti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reg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greg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ection-rig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li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asc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arr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arra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arras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att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r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roi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broil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erg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ph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pha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mpt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cro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croach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dan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em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erv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fl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gul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jo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m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r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ra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sl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a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ang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r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trap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v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v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nv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pidem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quivo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o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od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a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one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rup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cap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ch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stran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a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ildo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i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visc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cerb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g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ge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ger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gg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gg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sp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spe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spe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sper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aspe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es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or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ruci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ruci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c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ec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au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orbi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orbitant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orbit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i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lo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lo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loi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ropr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ropr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ul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pu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er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erm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ingu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o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or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an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avag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avag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avag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em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em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xtrem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eyes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**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bri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bri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cet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l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nt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ith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a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a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ac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seho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s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s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lt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mi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a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a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at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atic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nci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-fet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c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cical-yet-provoc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c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rfet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c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id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id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s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-c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-ca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al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ali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c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ca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hom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ig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igu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i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t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u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wn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a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ar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ck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e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e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eblemi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l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lon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ro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ro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t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ve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ev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asc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b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c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cti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g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dg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end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e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gureh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l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l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na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n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ss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bberg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bberga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g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gr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i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i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i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re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reu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t-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w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a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ee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c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c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ck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ck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gh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mfl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m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ir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o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u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un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lu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har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bid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c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ebo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ebo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fe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get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l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lor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sa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sa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rsw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o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c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ct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c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g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gm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ntic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udu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u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zz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azz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ak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ak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z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e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ne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ne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nz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n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g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en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h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ig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i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it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rustr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g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ll-bl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l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m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ndamental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nn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s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stig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t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ti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t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fuz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f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ins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insay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l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b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u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w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aw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ez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noc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et-ri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has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hett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ho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b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bbe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b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d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mm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mmi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mmi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mmi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imm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a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i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it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o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oo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l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na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d-aw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oss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c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ce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f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i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p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a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ea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an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ev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m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p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i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tes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nd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ow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d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d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dg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eso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p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pi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p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p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ru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il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i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ll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gu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gg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g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ir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f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fhear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uc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m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mp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ndica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p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ang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a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a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ass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bo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b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-h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-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-li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b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e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hea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li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lin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sh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dsh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rid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r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r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se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s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s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s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t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ugh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ugh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u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vo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yw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zard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a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d-a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dac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da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rtbrea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rtbreak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r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th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vy-ha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avyhea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ck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ck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c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don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ed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f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gemon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gemon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gem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i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l-b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l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p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p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lp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re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i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esti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d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de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de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gh-pr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lia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ndr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-h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odi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odwi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olig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p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pe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pe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end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end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rrif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il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be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h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hea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otho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ck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ili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il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m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r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r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ust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pocri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ster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ste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ster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ster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hysteric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io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min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min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mi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gn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advi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concei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def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desig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f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favo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fo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mann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natu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so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temp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tre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trea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us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-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eg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eg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egitim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ic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it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og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og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og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us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llus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bal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bec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brogli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ater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a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in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in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bil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d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de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d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r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r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r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mo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i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i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ti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t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ati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di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ni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f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f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fe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fec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ial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mis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s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et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i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i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ac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au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aus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i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i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lo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l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li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li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rtu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rtu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sib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ss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ve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overi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ac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e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ec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ecis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eci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is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ison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b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b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b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p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opri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u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ru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d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l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l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mpu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cura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cur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cu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cu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equ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equ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equ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ve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ver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vis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dvis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n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ppropr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ppropri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pt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rtic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tten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aud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ap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ap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au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ess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ess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it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iv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gniz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her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he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her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mensu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a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a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at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ati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at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et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e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et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le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li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rehen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mpreh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cei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ceiv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gr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gr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equ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equent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equenti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equ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d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de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st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stenc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st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is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ol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ol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s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veni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nveni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rr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rrec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rrig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orrig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redu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redu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cul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i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i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i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cor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fen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li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termi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termin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eter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gn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gn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g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g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ern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e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ee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e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im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imin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crimin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istinguish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octr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octr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dul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u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u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ectua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ic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ic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ici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ic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ffici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leg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leg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lig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loqu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loqu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pt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p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qual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qu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qu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qui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qu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scap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scap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ssent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vi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cus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cus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o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o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eri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erien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er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plai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extric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am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am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a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ri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rio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r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id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ide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iltr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iltr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mm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mm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m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ation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ex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ra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ri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ring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ringe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ur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uri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uri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furi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glo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g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grat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ib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ib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osp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ospit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u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um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huma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im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im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iquit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iqu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d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st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just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nuend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op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opportu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ord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ordin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an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a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c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cu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n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ns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nsi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ensitiv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d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d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gnific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gnific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gnific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ce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cer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ce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u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u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inu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c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l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lv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ouci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t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tig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tig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bord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bstant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bstanti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ff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ffe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ffici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ffic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ffici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l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ppor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ppor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rmoun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rmoun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surr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fe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fe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fe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fer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fe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mit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rup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ru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errup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imid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imid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imid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ol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olera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oler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oxi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ac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ansig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ansi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u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tru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und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und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a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al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ali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a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ei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id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id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id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oluntar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nvolunt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asc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so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som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ksomene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on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on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on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gula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tional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tion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tion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ation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concil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cov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coverabl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coverablene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cove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deem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deem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form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gu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gula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lev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lev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pa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plac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pres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sol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sol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spon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spons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t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trie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ever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rri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o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tc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i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r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aund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a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a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al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e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opard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opar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er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it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itt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b-ki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b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d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nky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jut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ap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jo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i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n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not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koo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adais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ey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lu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g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id-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b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bas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e-du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en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men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gu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gu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gu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guo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guo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n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p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p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p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sciv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st-di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ugh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ugh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ughingst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brea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br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w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y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yoff-ha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a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c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ch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ch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e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ft-lea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ng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ss-develo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sser-kn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th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tharg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thar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w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w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ew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cen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cent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cent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fe-threat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f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i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ita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i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s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tig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ttle-kn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v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ivi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athso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el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g-ti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g-wi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ng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opho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opho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u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u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v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vel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w-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ow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dic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dic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gub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kewa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nat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ur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l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cab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d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den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m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adju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adjus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a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a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con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cont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ed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evol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evo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evo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c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ign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odo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ltrea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g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g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g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a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a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p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pu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pul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nipul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rgi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rgin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rtyrd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rtyrdom-see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ssac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ssac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t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wk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wk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awkish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a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aning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an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a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d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ddl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dioc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dioc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lodram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lodrama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a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ac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da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n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rci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rci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s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es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dg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lita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nd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nd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ali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alig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alig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appreh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bec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beco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begot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beh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behavi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alcu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alcu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hie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hiev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hiev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oncep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oncep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re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crea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dir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abl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fortu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gi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giv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guid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gu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gui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han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h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info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info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interpr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j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judg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l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le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lea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li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man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pronou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pronoun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pronoun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re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rea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repres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represen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stat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a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a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ake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ak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r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rus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rus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underst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understa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understand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understoo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is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b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e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l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les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oto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ot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stros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st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nst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o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bi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d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d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ib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tifi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t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t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rtif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tion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tl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ur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urn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ourn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d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d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dslin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dslin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lti-polariz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nd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rder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rd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rd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scle-flex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s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u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ste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ste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st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st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my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rr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s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st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ugh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use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use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use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usea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a�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bu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bu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ed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ed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e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fa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fa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2"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ativ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ativ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l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l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lig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gli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mesi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pot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rv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rv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ttl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uro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euro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g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htma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ghtmar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tp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itpi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i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is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i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n-confid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nexist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nrespo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ns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s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torie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to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to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ox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uis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num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e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j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jectio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jec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li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lite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lite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nox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nox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e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en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e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u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cu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es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es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ole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ac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in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ru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ru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ru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ru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stru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tru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bt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cclu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cclud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cclu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i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d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en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min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mi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m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ne-si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n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n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nslau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inion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n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rtun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s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osit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ppress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rd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rph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strac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br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bur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bur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ca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c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la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mo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r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utsi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a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aw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balan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hy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pr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-valu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a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aw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bal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balan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bea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bea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bl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d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d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d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emphas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h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k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loa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l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pa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pa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pl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pr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re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ru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had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gh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mplifi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mpl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mpl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t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tat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tateme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st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tax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thr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thro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t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e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hel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hel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hel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helm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whel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zea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zea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overze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fu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lt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demoni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i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i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n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dox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dox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ly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no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as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o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ti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tis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rtisa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s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s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the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the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tro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u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up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ay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culi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culia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dan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e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e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e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ev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ev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n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fi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i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i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n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ple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plex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plex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plex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sec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sec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tin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tina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tina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tur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turb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a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s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s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rver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ssim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ssimi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sti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tr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tr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ttif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e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hobi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hob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ho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ck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cke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cke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ck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ll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m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n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q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i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i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i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i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t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agiar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ast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ayt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e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ea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ebe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i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ot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o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u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lunder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in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int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is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iso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ison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k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aris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em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l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lu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lu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lu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mp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or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o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o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stu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ver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ower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atf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a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ca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ca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cipit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cipit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d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j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jud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judi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judic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medit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occu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post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sump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sumpt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t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te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t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ten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tent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evari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ce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c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ck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d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m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ison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blem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ble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crast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crastin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crasti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f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fa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hib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hib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hibi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pagand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pagand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sec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t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t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te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te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tra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voc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voc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ov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gna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gna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ish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pp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pp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zzl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puzz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l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l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nd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rr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rrel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rrel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rre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rrel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estio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i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ib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qui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b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c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c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d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dicaliz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d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dic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mp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mp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mshac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c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dom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s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sc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tt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tt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v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a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action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bell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bu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bu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ession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k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k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cour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dundanc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s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fu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gret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j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je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j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jec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ap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en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ent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ent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uct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luct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morse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nou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nunc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et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hen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hens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h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he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e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ima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oach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o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rov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d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d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g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gn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gn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gna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puls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en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ig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ri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ri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tri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sur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li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lia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r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rde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ar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ic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r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tre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eng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eng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i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o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ol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ol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ul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evul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hapsod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hetor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c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dicu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dicu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dicu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f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g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gi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gi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p-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p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s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s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v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adblo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llercoa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t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oug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remed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bb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ff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ff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i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mb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m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m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mou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m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n-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p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th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th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th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r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bot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crif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dd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g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la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nctimon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rca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rca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rca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rdon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tir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tir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v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va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vag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av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de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pego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c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c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i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t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ath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ep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ff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l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l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l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ld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rc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rch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rn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rn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undr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ur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ow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m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m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mb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t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tc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a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e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w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w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wed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rew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u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uff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cum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ond-cla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ond-t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cre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dent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e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et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et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co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crit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defe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destru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humili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inte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inter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-ser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inter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lfish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mi-retar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n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nsation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ns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nse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r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rmon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rv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t-u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tb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tba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eve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*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bb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dow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me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rp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a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ema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m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m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pwre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r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iv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c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ck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d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-li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cha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co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com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sigh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rtsighte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ow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ie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i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iv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ou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ou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r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u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hun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en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c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detr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detra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ll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mpl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mplis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i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ist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ink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let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p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pt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p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ptic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e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i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in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itt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itt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kul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nder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nd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nd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nd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ugh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ught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eaz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oooooooooooo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oo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o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pp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th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-mo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w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owww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gg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m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mp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all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e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kescre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l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l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th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ul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ould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d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d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d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tt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tti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mu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gg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g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pp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ppish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r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ar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ak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ee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o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obb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obb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ob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nu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-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a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b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lem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licitu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mb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r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row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row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r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ou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a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en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ew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ew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ew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ns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ri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t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ite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la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lit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a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k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ki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k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n-f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n-f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onf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rad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ot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u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u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pu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a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abb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a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e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quir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gn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g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gn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lem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l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mm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mpe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ndsti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k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t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t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v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r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a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al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e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ep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reoty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reotyp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reotyp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e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ff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ff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f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f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f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gm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gmat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g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g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in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dg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l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o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o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orm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g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ggl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n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ng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n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ng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a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a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n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ss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ess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c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c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d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d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n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ing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gg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gg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gg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r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bb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bbor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f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m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d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p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tt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tt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utt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tym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-p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du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j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jec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jug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jug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ordi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poen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poena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servi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servi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stand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ver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vers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bve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cum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e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e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ffoc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gar-co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gar-co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garco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icid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icid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l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ll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n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fic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ficia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fici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fl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sti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erstit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pp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rrend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cept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pec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pic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picio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p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usp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am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ea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e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e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in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ip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woll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ympt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ympto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syndr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boo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i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i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m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g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g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ntr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r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rni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rni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rnish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rnish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tt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u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u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un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un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wd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ax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a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d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d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mer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m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mp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mpt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der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t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ta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nu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p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ibl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i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or-gen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or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rror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st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tch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et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ank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c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ir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or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ought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ought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ought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ea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eat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eat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ea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e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ob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obb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obb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ob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ro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umb-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umbs-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hwar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e-consum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id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i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mi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n-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ng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ng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r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ir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p-heav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p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m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rtu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talitar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uc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u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ox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du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ge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g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g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i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ito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ito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m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mp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nsgr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nsgress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s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uma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uma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umat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umat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umat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vest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aves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each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each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each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eas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easo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cke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ivial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ma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eso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oub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m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m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m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multu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rbu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urmo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i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i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is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o-fa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wo-fac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yrann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yrannic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yran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g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gl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gli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gl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lteri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ltimatu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ltimatum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ltra-hardl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-view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cep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cepta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cep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cess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custo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chie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fford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ppea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ttra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uthen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vail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avoid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bea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beara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believ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believ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ar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iv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ivil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le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le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llect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for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for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peti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promi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mpromis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nfi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nstitution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ntro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nvinc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nvinc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oper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ou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crea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ci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pend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pend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c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cu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cut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do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estim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ling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m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min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m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pa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powe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rsiz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si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eterm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ign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issol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ocume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d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a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as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as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as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conom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mploy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qu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thic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v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vent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xpec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xpect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explai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ai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aith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aith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amili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avo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ee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inis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orese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orgi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ortun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ortunat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ou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rien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ulfi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fun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gover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gra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happ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happ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hap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heal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help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lateralis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magi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magin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mport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nform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nsu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ntelligi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ntellig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ipo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ju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justif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justifi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just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jus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ki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kin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amen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ament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aw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aw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aw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icens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ik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luck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atur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atur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cess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ed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r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r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erv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notic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obser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orthodo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orthodox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leas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leasant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opul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edic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epar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du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fi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v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v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prov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qual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ave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ave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ach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ad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alistic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aso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ason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len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len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liab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li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solv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spons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af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atisfact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avo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crupu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crupu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c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em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t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tt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tt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ett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kil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ophistic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o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peak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peakabl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pecif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tead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tead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tea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ccess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ccess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ppor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ppor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spec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sustai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en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e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hink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hink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im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ou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r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rustwor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truth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e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eab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u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usua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view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a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arran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atch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elc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el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eld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ll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ll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lling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is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ork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worth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nyield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brai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heava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is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ar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ar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a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a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ro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se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se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se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set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psett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e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ur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sur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utter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gra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gu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gu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i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in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hem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hem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gea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g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g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ge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om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om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stig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x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x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ex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br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bra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brat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bra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br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ci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ci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ciou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ctimiz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ai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ain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ain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ia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ian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ian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llif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ndictiv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ndictive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ndictive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a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ati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ato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ator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o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rule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rulen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rulent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ir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cifer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cifer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lati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latilit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mi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mi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mi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omit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ulga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vulnera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i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llow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nto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-li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lik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n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hed-ou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t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t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teful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st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ter-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tered-do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aywa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kness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ri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ri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e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ir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eir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eed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imp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i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in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i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or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hor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ck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cke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mp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inc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bb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bb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bb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ebegon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e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eful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maniz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maniz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i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i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ier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i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isom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y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ryi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s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se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sen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thl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thles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rthless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un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ound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ang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a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ak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ak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ck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s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st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tch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tch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tched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etchednes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nkl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nkl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nkle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ppi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ithe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ong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ongful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ong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wrough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yaw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apped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ap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ealous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ealously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nega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9:59:40.295005146</meta:creation-date>
    <dc:date>2018-03-19T20:03:02.100255812</dc:date>
    <meta:editing-duration>PT3M23S</meta:editing-duration>
    <meta:editing-cycles>1</meta:editing-cycles>
    <meta:document-statistic meta:table-count="1" meta:cell-count="13576" meta:object-count="0"/>
    <meta:generator>LibreOffice/5.1.6.2$Linux_X86_64 LibreOffice_project/10m0$Build-2</meta:generator>
  </office:meta>
</office:document-meta>
</file>